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2.65pt"/>
    </style:style>
    <style:style style:name="co2" style:family="table-column">
      <style:table-column-properties fo:break-before="auto" style:column-width="85.89pt"/>
    </style:style>
    <style:style style:name="co3" style:family="table-column">
      <style:table-column-properties fo:break-before="auto" style:column-width="83.59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inecou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ode Line</text:p>
          </table:table-cell>
          <table:table-cell office:value-type="string" calcext:value-type="string">
            <text:p>Comment Lines</text:p>
          </table:table-cell>
          <table:table-cell office:value-type="string" calcext:value-type="string">
            <text:p>Blank Lines</text:p>
          </table:table-cell>
          <table:table-cell office:value-type="string" calcext:value-type="string">
            <text:p>TS Lines</text:p>
          </table:table-cell>
        </table:table-row>
        <table:table-row table:style-name="ro1">
          <table:table-cell office:value-type="string" calcext:value-type="string">
            <text:p>src/app/app.component.css</text:p>
          </table:table-cell>
          <table:table-cell office:value-type="float" office:value="348" calcext:value-type="float">
            <text:p>348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B2]+[.C2]+[.D2]"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src/app/app.component.html</text:p>
          </table:table-cell>
          <table:table-cell office:value-type="float" office:value="1975" calcext:value-type="float">
            <text:p>1975</text:p>
          </table:table-cell>
          <table:table-cell office:value-type="float" office:value="97" calcext:value-type="float">
            <text:p>97</text:p>
          </table:table-cell>
          <table:table-cell office:value-type="float" office:value="221" calcext:value-type="float">
            <text:p>221</text:p>
          </table:table-cell>
          <table:table-cell table:formula="of:=[.B3]+[.C3]+[.D3]" office:value-type="float" office:value="2293" calcext:value-type="float">
            <text:p>2293</text:p>
          </table:table-cell>
        </table:table-row>
        <table:table-row table:style-name="ro1">
          <table:table-cell office:value-type="string" calcext:value-type="string">
            <text:p>src/app/app.component.ts</text:p>
          </table:table-cell>
          <table:table-cell office:value-type="float" office:value="3296" calcext:value-type="float">
            <text:p>3296</text:p>
          </table:table-cell>
          <table:table-cell office:value-type="float" office:value="579" calcext:value-type="float">
            <text:p>579</text:p>
          </table:table-cell>
          <table:table-cell office:value-type="float" office:value="1092" calcext:value-type="float">
            <text:p>1092</text:p>
          </table:table-cell>
          <table:table-cell table:formula="of:=[.B4]+[.C4]+[.D4]" office:value-type="float" office:value="4967" calcext:value-type="float">
            <text:p>4967</text:p>
          </table:table-cell>
        </table:table-row>
        <table:table-row table:style-name="ro1">
          <table:table-cell office:value-type="string" calcext:value-type="string">
            <text:p>src/app/app.module.ts</text:p>
          </table:table-cell>
          <table:table-cell office:value-type="float" office:value="172" calcext:value-type="float">
            <text:p>17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formula="of:=[.B5]+[.C5]+[.D5]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src/app/app.routing.t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6]+[.C6]+[.D6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app/authguard.service.ts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B7]+[.C7]+[.D7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rc/app/ca.datagrid.component.cs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8]+[.C8]+[.D8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rc/app/ca.datagrid.component.html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B9]+[.C9]+[.D9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rc/app/ca.datagrid.component.ts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[.B10]+[.C10]+[.D10]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rc/app/collaborate.activities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1]+[.C11]+[.D11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collaborate.activities.component.html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2]+[.C12]+[.D12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rc/app/collaborate.activities.component.ts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13]+[.C13]+[.D13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c/app/collaborate.activityadd.component.cs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14]+[.C14]+[.D14]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rc/app/collaborate.activityadd.component.htm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15]+[.C15]+[.D15]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rc/app/collaborate.activityadd.component.ts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B16]+[.C16]+[.D16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c/app/collaborate.alerts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7]+[.C17]+[.D17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collaborate.alerts.component.html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8]+[.C18]+[.D18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rc/app/collaborate.alerts.component.ts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[.B19]+[.C19]+[.D19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c/app/collaborate.messages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0]+[.C20]+[.D20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collaborate.messages.component.html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21]+[.C21]+[.D21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rc/app/collaborate.messages.component.ts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[.B22]+[.C22]+[.D22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rc/app/collaborate.sendemail.component.css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23]+[.C23]+[.D23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rc/app/collaborate.sendemail.component.htm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24]+[.C24]+[.D24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rc/app/collaborate.sendemail.component.ts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formula="of:=[.B25]+[.C25]+[.D25]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rc/app/collaborate.sendmessage.component.css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26]+[.C26]+[.D26]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rc/app/collaborate.sendmessage.component.htm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27]+[.C27]+[.D27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rc/app/collaborate.sendmessage.component.ts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formula="of:=[.B28]+[.C28]+[.D28]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rc/app/dashboard.comments.component.cs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29]+[.C29]+[.D29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rc/app/dashboard.comments.component.htm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30]+[.C30]+[.D30]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rc/app/dashboard.comments.component.ts</text:p>
          </table:table-cell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formula="of:=[.B31]+[.C31]+[.D31]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src/app/dashboard.dataquality.component.css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32]+[.C32]+[.D32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rc/app/dashboard.dataquality.component.html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3]+[.C33]+[.D33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rc/app/dashboard.dataquality.component.ts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4]+[.C34]+[.D34]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rc/app/dashboard.delete.component.css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35]+[.C35]+[.D35]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rc/app/dashboard.delete.component.html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36]+[.C36]+[.D36]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src/app/dashboard.delete.component.ts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formula="of:=[.B37]+[.C37]+[.D37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rc/app/dashboard.deleteBulk.component.css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38]+[.C38]+[.D38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app/dashboard.deleteBulk.component.htm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39]+[.C39]+[.D39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rc/app/dashboard.deleteBulk.component.ts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B40]+[.C40]+[.D40]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src/app/dashboard.description.component.css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41]+[.C41]+[.D41]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src/app/dashboard.description.component.html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B42]+[.C42]+[.D42]"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src/app/dashboard.description.component.ts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43]+[.C43]+[.D43]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src/app/dashboard.details.component.css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44]+[.C44]+[.D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app/dashboard.details.component.htm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45]+[.C45]+[.D4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app/dashboard.details.component.ts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B46]+[.C46]+[.D46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rc/app/dashboard.discard.component.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47]+[.C47]+[.D47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c/app/dashboard.discard.component.htm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48]+[.C48]+[.D48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rc/app/dashboard.discard.component.ts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[.B49]+[.C49]+[.D49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rc/app/dashboard.help.component.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50]+[.C50]+[.D50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c/app/dashboard.help.component.htm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51]+[.C51]+[.D51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rc/app/dashboard.help.component.ts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52]+[.C52]+[.D52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rc/app/dashboard.helpPresentation.component.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53]+[.C53]+[.D53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c/app/dashboard.helpPresentation.component.htm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54]+[.C54]+[.D54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rc/app/dashboard.helpPresentation.component.ts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55]+[.C55]+[.D55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rc/app/dashboard.import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56]+[.C56]+[.D56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.import.component.htm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57]+[.C57]+[.D57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rc/app/dashboard.import.component.ts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58]+[.C58]+[.D58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rc/app/dashboard.new.component.css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59]+[.C59]+[.D59]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rc/app/dashboard.new.component.htm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60]+[.C60]+[.D60]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rc/app/dashboard.new.component.ts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formula="of:=[.B61]+[.C61]+[.D61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rc/app/dashboard.open.component.cs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62]+[.C62]+[.D62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app/dashboard.open.component.html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63]+[.C63]+[.D63]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src/app/dashboard.open.component.ts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formula="of:=[.B64]+[.C64]+[.D64]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src/app/dashboard.print.component.cs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65]+[.C65]+[.D65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app/dashboard.print.component.htm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66]+[.C66]+[.D66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c/app/dashboard.print.component.ts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B67]+[.C67]+[.D67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app/dashboard.rename.component.css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68]+[.C68]+[.D68]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src/app/dashboard.rename.component.html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69]+[.C69]+[.D69]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src/app/dashboard.rename.component.ts</text:p>
          </table:table-cell>
          <table:table-cell office:value-type="float" office:value="253" calcext:value-type="float">
            <text:p>253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table:formula="of:=[.B70]+[.C70]+[.D70]"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src/app/dashboard.save.component.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71]+[.C71]+[.D71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c/app/dashboard.save.component.html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72]+[.C72]+[.D72]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src/app/dashboard.save.component.ts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[.B73]+[.C73]+[.D73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rc/app/dashboard.schedule.component.css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74]+[.C74]+[.D74]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rc/app/dashboard.schedule.component.htm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75]+[.C75]+[.D75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rc/app/dashboard.schedule.component.ts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B76]+[.C76]+[.D76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rc/app/dashboard.settings.component.css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77]+[.C77]+[.D77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c/app/dashboard.settings.component.htm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78]+[.C78]+[.D78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rc/app/dashboard.settings.component.ts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79]+[.C79]+[.D79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rc/app/dashboard.share.component.css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80]+[.C80]+[.D80]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rc/app/dashboard.share.component.html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81]+[.C81]+[.D81]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src/app/dashboard.share.component.ts</text:p>
          </table:table-cell>
          <table:table-cell office:value-type="float" office:value="181" calcext:value-type="float">
            <text:p>181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[.B82]+[.C82]+[.D82]"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rc/app/dashboard.snapshots.component.css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83]+[.C83]+[.D83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rc/app/dashboard.snapshots.component.htm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84]+[.C84]+[.D84]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rc/app/dashboard.snapshots.component.ts</text:p>
          </table:table-cell>
          <table:table-cell office:value-type="float" office:value="148" calcext:value-type="float">
            <text:p>14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formula="of:=[.B85]+[.C85]+[.D85]"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src/app/dashboard.subscribe.component.css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86]+[.C86]+[.D86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rc/app/dashboard.subscribe.component.htm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87]+[.C87]+[.D87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src/app/dashboard.subscribe.component.ts</text:p>
          </table:table-cell>
          <table:table-cell office:value-type="float" office:value="237" calcext:value-type="float">
            <text:p>237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table:formula="of:=[.B88]+[.C88]+[.D88]"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src/app/dashboard.tab.component.css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89]+[.C89]+[.D89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rc/app/dashboard.tab.component.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90]+[.C90]+[.D90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rc/app/dashboard.tab.component.ts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[.B91]+[.C91]+[.D91]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rc/app/dashboard.tags.component.css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B92]+[.C92]+[.D92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rc/app/dashboard.tags.component.htm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93]+[.C93]+[.D93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rc/app/dashboard.tags.component.ts</text:p>
          </table:table-cell>
          <table:table-cell office:value-type="float" office:value="150" calcext:value-type="float">
            <text:p>150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formula="of:=[.B94]+[.C94]+[.D94]"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src/app/dashboard.template.component.css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95]+[.C95]+[.D95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c/app/dashboard.template.component.html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96]+[.C96]+[.D96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rc/app/dashboard.template.component.ts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97]+[.C97]+[.D97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rc/app/dashboard.theme.component.css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98]+[.C98]+[.D98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c/app/dashboard.theme.component.htm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99]+[.C99]+[.D99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rc/app/dashboard.theme.component.ts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100]+[.C100]+[.D100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rc/app/dashboard.treeview.component.cs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01]+[.C101]+[.D101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rc/app/dashboard.treeview.component.htm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02]+[.C102]+[.D102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rc/app/dashboard.treeview.component.ts</text:p>
          </table:table-cell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03]+[.C103]+[.D103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rc/app/data.combination.component.css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04]+[.C104]+[.D104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rc/app/data.combination.component.html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05]+[.C105]+[.D105]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rc/app/data.combination.component.ts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106]+[.C106]+[.D106]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rc/app/data.popup.component.css</text:p>
          </table:table-cell>
          <table:table-cell office:value-type="float" office:value="761" calcext:value-type="float">
            <text:p>761</text:p>
          </table:table-cell>
          <table:table-cell office:value-type="float" office:value="34" calcext:value-type="float">
            <text:p>34</text:p>
          </table:table-cell>
          <table:table-cell office:value-type="float" office:value="118" calcext:value-type="float">
            <text:p>118</text:p>
          </table:table-cell>
          <table:table-cell table:formula="of:=[.B107]+[.C107]+[.D107]"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src/app/data.popup.component.html</text:p>
          </table:table-cell>
          <table:table-cell office:value-type="float" office:value="845" calcext:value-type="float">
            <text:p>845</text:p>
          </table:table-cell>
          <table:table-cell office:value-type="float" office:value="151" calcext:value-type="float">
            <text:p>151</text:p>
          </table:table-cell>
          <table:table-cell office:value-type="float" office:value="50" calcext:value-type="float">
            <text:p>50</text:p>
          </table:table-cell>
          <table:table-cell table:formula="of:=[.B108]+[.C108]+[.D108]"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src/app/data.popup.component.ts</text:p>
          </table:table-cell>
          <table:table-cell office:value-type="float" office:value="727" calcext:value-type="float">
            <text:p>727</text:p>
          </table:table-cell>
          <table:table-cell office:value-type="float" office:value="142" calcext:value-type="float">
            <text:p>142</text:p>
          </table:table-cell>
          <table:table-cell office:value-type="float" office:value="167" calcext:value-type="float">
            <text:p>167</text:p>
          </table:table-cell>
          <table:table-cell table:formula="of:=[.B109]+[.C109]+[.D109]"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src/app/data.refresh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B110]+[.C110]+[.D110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rc/app/data.refresh.component.html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11]+[.C111]+[.D111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rc/app/data.refresh.component.ts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12]+[.C112]+[.D112]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rc/app/data.share.component.css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13]+[.C113]+[.D113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c/app/data.share.component.htm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14]+[.C114]+[.D114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rc/app/data.share.component.ts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15]+[.C115]+[.D115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rc/app/global-function.service.ts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116]+[.C116]+[.D116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rc/app/global-variable.service.ts</text:p>
          </table:table-cell>
          <table:table-cell office:value-type="float" office:value="3976" calcext:value-type="float">
            <text:p>3976</text:p>
          </table:table-cell>
          <table:table-cell office:value-type="float" office:value="829" calcext:value-type="float">
            <text:p>829</text:p>
          </table:table-cell>
          <table:table-cell office:value-type="float" office:value="743" calcext:value-type="float">
            <text:p>743</text:p>
          </table:table-cell>
          <table:table-cell table:formula="of:=[.B117]+[.C117]+[.D117]" office:value-type="float" office:value="5548" calcext:value-type="float">
            <text:p>5548</text:p>
          </table:table-cell>
        </table:table-row>
        <table:table-row table:style-name="ro1">
          <table:table-cell office:value-type="string" calcext:value-type="string">
            <text:p>src/app/groups.component.css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18]+[.C118]+[.D118]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rc/app/groups.component.html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[.B119]+[.C119]+[.D119]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src/app/groups.component.ts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120]+[.C120]+[.D120]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rc/app/help.component.c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21]+[.C121]+[.D12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rc/app/help.component.ht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22]+[.C122]+[.D122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app/help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B123]+[.C123]+[.D123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rc/app/index.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24]+[.C124]+[.D12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Installation Notes.md</text:p>
          </table:table-cell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formula="of:=[.B125]+[.C125]+[.D125]"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src/app/landing.component.cs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26]+[.C126]+[.D126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app/landing.component.htm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27]+[.C127]+[.D127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rc/app/landing.component.ts</text:p>
          </table:table-cell>
          <table:table-cell office:value-type="float" office:value="160" calcext:value-type="float">
            <text:p>16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formula="of:=[.B128]+[.C128]+[.D128]"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src/app/login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29]+[.C129]+[.D129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login.component.htm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30]+[.C130]+[.D130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rc/app/login.component.ts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131]+[.C131]+[.D131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rc/app/logout.component.cs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32]+[.C132]+[.D13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logout.component.htm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33]+[.C133]+[.D133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rc/app/logout.component.ts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134]+[.C134]+[.D134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rc/app/models.ts</text:p>
          </table:table-cell>
          <table:table-cell office:value-type="float" office:value="590" calcext:value-type="float">
            <text:p>590</text:p>
          </table:table-cell>
          <table:table-cell office:value-type="float" office:value="327" calcext:value-type="float">
            <text:p>327</text:p>
          </table:table-cell>
          <table:table-cell office:value-type="float" office:value="70" calcext:value-type="float">
            <text:p>70</text:p>
          </table:table-cell>
          <table:table-cell table:formula="of:=[.B135]+[.C135]+[.D135]"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src/app/myprofile.component.css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B136]+[.C136]+[.D136]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src/app/myprofile.component.html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[.B137]+[.C137]+[.D137]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src/app/myprofile.component.ts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formula="of:=[.B138]+[.C138]+[.D138]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src/app/pipe.filter.component.ts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39]+[.C139]+[.D139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app/preferences.component.css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B140]+[.C140]+[.D140]"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src/app/preferences.component.html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B141]+[.C141]+[.D141]"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src/app/preferences.component.ts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142]+[.C142]+[.D142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rc/app/roadmap.m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43]+[.C143]+[.D143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rc/app/shape.delete.component.cs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44]+[.C144]+[.D144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rc/app/shape.delete.component.html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45]+[.C145]+[.D145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rc/app/shape.delete.component.ts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B146]+[.C146]+[.D146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rc/app/shape.editor.component.css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147]+[.C147]+[.D147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rc/app/shape.editor.component.html</text:p>
          </table:table-cell>
          <table:table-cell office:value-type="float" office:value="438" calcext:value-type="float">
            <text:p>438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B148]+[.C148]+[.D148]"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src/app/shape.editor.component.ts</text:p>
          </table:table-cell>
          <table:table-cell office:value-type="float" office:value="184" calcext:value-type="float">
            <text:p>18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[.B149]+[.C149]+[.D149]"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src/app/slicer.delete.component.cs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50]+[.C150]+[.D150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rc/app/slicer.delete.component.html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51]+[.C151]+[.D151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rc/app/slicer.delete.component.ts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B152]+[.C152]+[.D152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rc/app/slicer.editor.component.css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153]+[.C153]+[.D153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rc/app/slicer.editor.component.html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54]+[.C154]+[.D154]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src/app/slicer.editor.component.ts</text:p>
          </table:table-cell>
          <table:table-cell office:value-type="float" office:value="341" calcext:value-type="float">
            <text:p>34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table:formula="of:=[.B155]+[.C155]+[.D155]"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src/app/slicer.singl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56]+[.C156]+[.D156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slicer.single.component.htm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57]+[.C157]+[.D157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rc/app/slicer.single.component.ts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[.B158]+[.C158]+[.D158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src/app/statusbar.component.css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159]+[.C159]+[.D159]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rc/app/statusbar.component.html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.B160]+[.C160]+[.D160]"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src/app/statusbar.component.ts</text:p>
          </table:table-cell>
          <table:table-cell office:value-type="float" office:value="260" calcext:value-type="float">
            <text:p>260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formula="of:=[.B161]+[.C161]+[.D161]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src/app/systemsettings.component.css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162]+[.C162]+[.D162]"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src/app/systemsettings.component.html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B163]+[.C163]+[.D163]"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src/app/systemsettings.component.ts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[.B164]+[.C164]+[.D164]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src/app/table.delete.component.cs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65]+[.C165]+[.D165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rc/app/table.delete.component.html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66]+[.C166]+[.D166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rc/app/table.delete.component.ts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B167]+[.C167]+[.D167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rc/app/table.editor.component.css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168]+[.C168]+[.D168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rc/app/table.editor.component.html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[.B169]+[.C169]+[.D169]"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src/app/table.editor.component.ts</text:p>
          </table:table-cell>
          <table:table-cell office:value-type="float" office:value="231" calcext:value-type="float">
            <text:p>23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formula="of:=[.B170]+[.C170]+[.D170]"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src/app/table.single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[.B171]+[.C171]+[.D171]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rc/app/table.single.component.htm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72]+[.C172]+[.D172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c/app/table.single.component.ts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B173]+[.C173]+[.D173]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rc/app/test.delay.directive.t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74]+[.C174]+[.D17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app/test.ngif.directive.t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75]+[.C175]+[.D175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app/user.offlin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76]+[.C176]+[.D176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user.offline.component.html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77]+[.C177]+[.D177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rc/app/user.offline.component.ts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178]+[.C178]+[.D178]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rc/app/user.palette.buttonbar.component.css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B179]+[.C179]+[.D179]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rc/app/user.palette.buttonbar.component.html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80]+[.C180]+[.D180]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src/app/user.palette.buttonbar.component.ts</text:p>
          </table:table-cell>
          <table:table-cell office:value-type="float" office:value="241" calcext:value-type="float">
            <text:p>241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table:formula="of:=[.B181]+[.C181]+[.D181]"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src/app/users.component.css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B182]+[.C182]+[.D182]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rc/app/users.component.html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B183]+[.C183]+[.D183]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rc/app/users.component.ts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184]+[.C184]+[.D184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rc/app/widget.checkpoints.component.css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185]+[.C185]+[.D185]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rc/app/widget.checkpoints.component.html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B186]+[.C186]+[.D186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rc/app/widget.checkpoints.component.ts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[.B187]+[.C187]+[.D187]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src/app/widget.container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88]+[.C188]+[.D188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rc/app/widget.container.component.htm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189]+[.C189]+[.D189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rc/app/widget.container.component.ts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formula="of:=[.B190]+[.C190]+[.D190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c/app/widget.delete.component.css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91]+[.C191]+[.D191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rc/app/widget.delete.component.htm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92]+[.C192]+[.D192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rc/app/widget.delete.component.ts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[.B193]+[.C193]+[.D193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rc/app/widget.editor.component.css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B194]+[.C194]+[.D194]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src/app/widget.editor.component.html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[.B195]+[.C195]+[.D195]"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src/app/widget.editor.component.ts</text:p>
          </table:table-cell>
          <table:table-cell office:value-type="float" office:value="487" calcext:value-type="float">
            <text:p>487</text:p>
          </table:table-cell>
          <table:table-cell office:value-type="float" office:value="92" calcext:value-type="float">
            <text:p>92</text:p>
          </table:table-cell>
          <table:table-cell office:value-type="float" office:value="137" calcext:value-type="float">
            <text:p>137</text:p>
          </table:table-cell>
          <table:table-cell table:formula="of:=[.B196]+[.C196]+[.D196]"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src/app/widget.expand.component.css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97]+[.C197]+[.D197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rc/app/widget.expand.component.htm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98]+[.C198]+[.D198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rc/app/widget.expand.component.ts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B199]+[.C199]+[.D199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rc/app/widget.export.component.css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200]+[.C200]+[.D200]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rc/app/widget.export.component.html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formula="of:=[.B201]+[.C201]+[.D201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src/app/widget.export.component.ts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B202]+[.C202]+[.D202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rc/app/widget.links.component.css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203]+[.C203]+[.D203]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rc/app/widget.links.component.htm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B204]+[.C204]+[.D204]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rc/app/widget.links.component.ts</text:p>
          </table:table-cell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formula="of:=[.B205]+[.C205]+[.D205]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src/app/widget.refresh.component.css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06]+[.C206]+[.D206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rc/app/widget.refresh.component.htm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07]+[.C207]+[.D207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rc/app/widget.refresh.component.ts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08]+[.C208]+[.D208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rc/app/widget.single.component.css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209]+[.C209]+[.D209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rc/app/widget.single.component.htm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10]+[.C210]+[.D21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app/widget.single.component.ts</text:p>
          </table:table-cell>
          <table:table-cell office:value-type="float" office:value="152" calcext:value-type="float">
            <text:p>15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formula="of:=[.B211]+[.C211]+[.D211]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src/app/widget.tablist.component.cs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12]+[.C212]+[.D212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rc/app/widget.tablist.component.html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213]+[.C213]+[.D213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rc/app/widget.tablist.component.ts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214]+[.C214]+[.D214]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rc/app/widget.title.component.css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215]+[.C215]+[.D215]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src/app/widget.title.component.htm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16]+[.C216]+[.D216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rc/app/widget.title.component.ts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B217]+[.C217]+[.D217]" office:value-type="float" office:value="73" calcext:value-type="float">
            <text:p>73</text:p>
          </table:table-cell>
        </table:table-row>
        <table:table-row table:style-name="ro1">
          <table:table-cell/>
          <table:table-cell table:style-name="ce1" table:formula="of:=SUM([.B1:.B217])" office:value-type="float" office:value="29574" calcext:value-type="float">
            <text:p>29574</text:p>
          </table:table-cell>
          <table:table-cell table:style-name="ce1" table:formula="of:=SUM([.C1:.C217])" office:value-type="float" office:value="3632" calcext:value-type="float">
            <text:p>3632</text:p>
          </table:table-cell>
          <table:table-cell table:style-name="ce1" table:formula="of:=SUM([.D1:.D217])" office:value-type="float" office:value="5574" calcext:value-type="float">
            <text:p>5574</text:p>
          </table:table-cell>
          <table:table-cell table:style-name="ce1" table:formula="of:=SUM([.E1:.E217])" office:value-type="float" office:value="38780" calcext:value-type="float">
            <text:p>387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3T08:39:55.871410709</dc:date>
    <dc:creator>Dr Jannie Immelman</dc:creator>
    <meta:editing-duration>PT5M20S</meta:editing-duration>
    <meta:editing-cycles>1</meta:editing-cycles>
    <meta:document-statistic meta:table-count="1" meta:cell-count="1089" meta:object-count="0"/>
    <meta:generator>LibreOffice/5.1.6.2$Linux_X86_64 LibreOffice_project/10m0$Build-2</meta:generator>
  </office:meta>
</office:document-meta>
</file>